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ff" draw:textarea-vertical-align="middle"/>
    </style:style>
    <style:style style:name="gr3" style:family="graphic" style:parent-style-name="standard">
      <style:graphic-properties draw:fill="solid" draw:fill-color="#cfe7f5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6cm" fo:min-width="0cm"/>
    </style:style>
    <style:style style:name="gr9" style:family="graphic" style:parent-style-name="standard">
      <style:graphic-properties draw:fill="solid" draw:fill-color="#ffff99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cm" svg:height="12cm" svg:x="0.3cm" svg:y="0.3cm">
          <text:p/>
          <draw:enhanced-geometry svg:viewBox="0 0 21600 21600" draw:type="rectangle" draw:enhanced-path="M 0 0 L 21600 0 21600 21600 0 21600 0 0 Z N"/>
        </draw:custom-shape>
        <draw:rect draw:style-name="gr2" draw:text-style-name="P1" draw:layer="layout" svg:width="5.2cm" svg:height="2.6cm" svg:x="2.001cm" svg:y="2.2cm">
          <text:p text:style-name="P1">Oscillator</text:p>
        </draw:rect>
        <draw:rect draw:style-name="gr2" draw:text-style-name="P2" draw:layer="layout" svg:width="1.3cm" svg:height="0.6cm" svg:x="2.001cm" svg:y="4cm">
          <text:p text:style-name="P1"><text:span text:style-name="T1">note</text:span></text:p>
        </draw:rect>
        <draw:rect draw:style-name="gr2" draw:text-style-name="P2" xml:id="id5" draw:id="id5" draw:layer="layout" svg:width="1.3cm" svg:height="0.6cm" svg:x="5.901cm" svg:y="3.2cm">
          <text:p text:style-name="P1"><text:span text:style-name="T1">Output</text:span></text:p>
        </draw:rect>
        <draw:rect draw:style-name="gr2" draw:text-style-name="P1" draw:layer="layout" svg:width="5.2cm" svg:height="2.6cm" svg:x="2.001cm" svg:y="5.3cm">
          <text:p text:style-name="P1">AHDSR</text:p>
        </draw:rect>
        <draw:rect draw:style-name="gr2" draw:text-style-name="P2" xml:id="id21" draw:id="id21" draw:layer="layout" svg:width="1.3cm" svg:height="0.6cm" svg:x="2cm" svg:y="3.999cm">
          <text:p text:style-name="P1"><text:span text:style-name="T1">Note</text:span></text:p>
        </draw:rect>
        <draw:rect draw:style-name="gr2" draw:text-style-name="P2" xml:id="id15" draw:id="id15" draw:layer="layout" svg:width="1.3cm" svg:height="0.6cm" svg:x="2.001cm" svg:y="5.5cm">
          <text:p text:style-name="P1"><text:span text:style-name="T1">Trigger</text:span></text:p>
        </draw:rect>
        <draw:rect draw:style-name="gr2" draw:text-style-name="P2" xml:id="id18" draw:id="id18" draw:layer="layout" svg:width="1.3cm" svg:height="0.6cm" svg:x="2.001cm" svg:y="6.3cm">
          <text:p text:style-name="P1"><text:span text:style-name="T1">Gate</text:span></text:p>
        </draw:rect>
        <draw:rect draw:style-name="gr2" draw:text-style-name="P1" xml:id="id19" draw:id="id19" draw:layer="layout" svg:width="5.2cm" svg:height="2.6cm" svg:x="2.001cm" svg:y="8.7cm">
          <text:p text:style-name="P1">AHDSR</text:p>
        </draw:rect>
        <draw:rect draw:style-name="gr2" draw:text-style-name="P2" xml:id="id16" draw:id="id16" draw:layer="layout" svg:width="1.3cm" svg:height="0.6cm" svg:x="2.001cm" svg:y="8.9cm">
          <text:p text:style-name="P1"><text:span text:style-name="T1">Trigger</text:span></text:p>
        </draw:rect>
        <draw:rect draw:style-name="gr2" draw:text-style-name="P2" draw:layer="layout" svg:width="1.3cm" svg:height="0.6cm" svg:x="2.001cm" svg:y="9.7cm">
          <text:p text:style-name="P1"><text:span text:style-name="T1">Gate</text:span></text:p>
        </draw:rect>
        <draw:rect draw:style-name="gr2" draw:text-style-name="P1" draw:layer="layout" svg:width="4.6cm" svg:height="2.6cm" svg:x="13.301cm" svg:y="2.2cm">
          <text:p text:style-name="P1">SVF</text:p>
        </draw:rect>
        <draw:rect draw:style-name="gr2" draw:text-style-name="P1" xml:id="id8" draw:id="id8" draw:layer="layout" svg:width="1.2cm" svg:height="0.6cm" svg:x="13.301cm" svg:y="3.2cm">
          <text:p text:style-name="P1"><text:span text:style-name="T1">Input</text:span></text:p>
        </draw:rect>
        <draw:rect draw:style-name="gr2" draw:text-style-name="P1" xml:id="id9" draw:id="id9" draw:layer="layout" svg:width="1.2cm" svg:height="0.6cm" svg:x="16.701cm" svg:y="3.2cm">
          <text:p text:style-name="P1"><text:span text:style-name="T1">lowpass</text:span></text:p>
        </draw:rect>
        <draw:rect draw:style-name="gr2" draw:text-style-name="P1" xml:id="id2" draw:id="id2" draw:layer="layout" svg:width="1.2cm" svg:height="0.6cm" svg:x="15.001cm" svg:y="4.2cm">
          <text:p text:style-name="P1"><text:span text:style-name="T1">Cutoff</text:span></text:p>
        </draw:rect>
        <draw:rect draw:style-name="gr2" draw:text-style-name="P1" draw:layer="layout" svg:width="6.8cm" svg:height="1.3cm" svg:x="-7.1cm" svg:y="9cm">
          <text:p text:style-name="P1">Synth_lib module</text:p>
        </draw:rect>
        <draw:rect draw:style-name="gr2" draw:text-style-name="P2" xml:id="id1" draw:id="id1" draw:layer="layout" svg:width="1.3cm" svg:height="0.6cm" svg:x="5.901cm" svg:y="6.3cm">
          <text:p text:style-name="P1"><text:span text:style-name="T1">Output</text:span></text:p>
        </draw:rect>
        <draw:rect draw:style-name="gr2" draw:text-style-name="P2" xml:id="id3" draw:id="id3" draw:layer="layout" svg:width="1.3cm" svg:height="0.6cm" svg:x="5.901cm" svg:y="9.7cm">
          <text:p text:style-name="P1"><text:span text:style-name="T1">Output</text:span></text:p>
        </draw:rect>
        <draw:rect draw:style-name="gr2" draw:text-style-name="P1" draw:layer="layout" svg:width="4.6cm" svg:height="2.6cm" svg:x="8.001cm" svg:y="2.2cm">
          <text:p text:style-name="P1">Wave-</text:p>
          <text:p text:style-name="P1">Shaper</text:p>
        </draw:rect>
        <draw:rect draw:style-name="gr2" draw:text-style-name="P1" xml:id="id6" draw:id="id6" draw:layer="layout" svg:width="1.2cm" svg:height="0.6cm" svg:x="8.001cm" svg:y="3.2cm">
          <text:p text:style-name="P1"><text:span text:style-name="T1">Input</text:span></text:p>
        </draw:rect>
        <draw:rect draw:style-name="gr2" draw:text-style-name="P1" xml:id="id7" draw:id="id7" draw:layer="layout" svg:width="1.2cm" svg:height="0.6cm" svg:x="11.401cm" svg:y="3.2cm">
          <text:p text:style-name="P1"><text:span text:style-name="T1">Output1</text:span></text:p>
        </draw:rect>
        <draw:rect draw:style-name="gr2" draw:text-style-name="P1" xml:id="id11" draw:id="id11" draw:layer="layout" svg:width="1.6cm" svg:height="0.6cm" svg:x="9.501cm" svg:y="2.2cm">
          <text:p text:style-name="P1"><text:span text:style-name="T1">WaveTable</text:span></text:p>
        </draw:rect>
        <draw:rect draw:style-name="gr3" draw:text-style-name="P1" draw:layer="layout" svg:width="6.8cm" svg:height="1.3cm" svg:x="-7.1cm" svg:y="10.6cm">
          <text:p text:style-name="P1">Function not from the </text:p>
        </draw:rect>
        <draw:connector draw:style-name="gr4" draw:text-style-name="P1" draw:layer="layout" svg:x1="7.201cm" svg:y1="6.6cm" svg:x2="15.601cm" svg:y2="4.8cm" draw:start-shape="id1" draw:start-glue-point="1" draw:end-shape="id2" draw:end-glue-point="2" svg:d="m7201 6600h8400v-1800">
          <text:p/>
        </draw:connector>
        <draw:connector draw:style-name="gr4" draw:text-style-name="P1" draw:layer="layout" svg:x1="7.201cm" svg:y1="10cm" svg:x2="20.101cm" svg:y2="4.7cm" draw:start-shape="id3" draw:start-glue-point="1" draw:end-shape="id4" draw:end-glue-point="2" svg:d="m7201 10000h12900v-5300">
          <text:p/>
        </draw:connector>
        <draw:connector draw:style-name="gr4" draw:text-style-name="P1" draw:layer="layout" svg:x1="7.201cm" svg:y1="3.5cm" svg:x2="8.001cm" svg:y2="3.5cm" draw:start-shape="id5" draw:start-glue-point="1" draw:end-shape="id6" draw:end-glue-point="3" svg:d="m7201 3500h800">
          <text:p/>
        </draw:connector>
        <draw:connector draw:style-name="gr4" draw:text-style-name="P1" draw:layer="layout" svg:x1="12.601cm" svg:y1="3.5cm" svg:x2="13.301cm" svg:y2="3.5cm" draw:start-shape="id7" draw:start-glue-point="1" draw:end-shape="id8" draw:end-glue-point="3" svg:d="m12601 3500h700">
          <text:p/>
        </draw:connector>
        <draw:connector draw:style-name="gr4" draw:text-style-name="P1" draw:layer="layout" svg:x1="17.901cm" svg:y1="3.5cm" svg:x2="18.901cm" svg:y2="3.5cm" draw:start-shape="id9" draw:start-glue-point="1" draw:end-shape="id4" draw:end-glue-point="3" svg:d="m17901 3500h1000">
          <text:p/>
        </draw:connector>
        <draw:rect draw:style-name="gr2" draw:text-style-name="P1" draw:layer="layout" svg:width="4.6cm" svg:height="2.6cm" svg:x="-7cm" svg:y="4cm">
          <text:p text:style-name="P1">Wave-</text:p>
          <text:p text:style-name="P1">Table</text:p>
        </draw:rect>
        <draw:rect draw:style-name="gr2" draw:text-style-name="P1" xml:id="id10" draw:id="id10" draw:layer="layout" svg:width="1.6cm" svg:height="0.6cm" svg:x="-4cm" svg:y="4.1cm">
          <text:p text:style-name="P1"><text:span text:style-name="T1">WaveTable</text:span></text:p>
        </draw:rect>
        <draw:connector draw:style-name="gr4" draw:text-style-name="P1" draw:layer="layout" draw:line-skew="-5.651cm" svg:x1="-2.4cm" svg:y1="4.4cm" svg:x2="10.301cm" svg:y2="2.2cm" draw:start-shape="id10" draw:start-glue-point="1" draw:end-shape="id11" draw:end-glue-point="0" svg:d="m-2400 4400h300v-2701h12401v501">
          <text:p/>
        </draw:connector>
        <draw:custom-shape draw:style-name="gr5" draw:text-style-name="P1" xml:id="id12" draw:id="id12" draw:layer="layout" svg:width="4.9cm" svg:height="2.6cm" svg:x="-7.1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-5.8cm" svg:y1="0.7cm" svg:x2="-5.8cm" svg:y2="1.8cm">
          <text:p/>
        </draw:line>
        <draw:line draw:style-name="gr6" draw:text-style-name="P1" draw:layer="layout" svg:x1="-4.7cm" svg:y1="0.7cm" svg:x2="-5.8cm" svg:y2="0.7cm">
          <text:p/>
        </draw:line>
        <draw:line draw:style-name="gr6" draw:text-style-name="P1" draw:layer="layout" svg:x1="-4.7cm" svg:y1="0.7cm" svg:x2="-4.7cm" svg:y2="1.8cm">
          <text:p/>
        </draw:line>
        <draw:line draw:style-name="gr6" draw:text-style-name="P1" draw:layer="layout" svg:x1="-3.6cm" svg:y1="1.8cm" svg:x2="-4.7cm" svg:y2="1.8cm">
          <text:p/>
        </draw:line>
        <draw:line draw:style-name="gr6" draw:text-style-name="P1" draw:layer="layout" svg:x1="-3.6cm" svg:y1="0.7cm" svg:x2="-3.6cm" svg:y2="1.8cm">
          <text:p/>
        </draw:line>
        <draw:rect draw:style-name="gr2" draw:text-style-name="P1" xml:id="id13" draw:id="id13" draw:layer="layout" svg:width="1.6cm" svg:height="0.6cm" svg:x="-7cm" svg:y="4.1cm">
          <text:p text:style-name="P1"><text:span text:style-name="T1">WaveTable</text:span></text:p>
          <text:p text:style-name="P1"><text:span text:style-name="T1">array</text:span></text:p>
        </draw:rect>
        <draw:connector draw:style-name="gr4" draw:text-style-name="P1" draw:layer="layout" svg:x1="-4.65cm" svg:y1="2.6cm" svg:x2="-6.2cm" svg:y2="4.1cm" draw:start-shape="id12" draw:start-glue-point="2" draw:end-shape="id13" draw:end-glue-point="0" svg:d="m-4650 2600v751h-1550v749">
          <text:p/>
        </draw:connector>
        <draw:circle draw:style-name="gr7" draw:text-style-name="P3" xml:id="id4" draw:id="id4" draw:layer="layout" svg:width="2.4cm" svg:height="2.4cm" svg:x="18.901cm" svg:y="2.3cm">
          <text:p text:style-name="P1"><text:span text:style-name="T2">X</text:span></text:p>
        </draw:circle>
        <draw:frame draw:style-name="gr8" draw:text-style-name="P4" xml:id="id14" draw:id="id14" draw:layer="layout" svg:width="1.823cm" svg:height="1.236cm" svg:x="-1.5cm" svg:y="5.237cm">
          <draw:text-box>
            <text:p><text:span text:style-name="T3">Trigger</text:span></text:p>
            <text:p><text:span text:style-name="T3">input</text:span></text:p>
          </draw:text-box>
        </draw:frame>
        <draw:connector draw:style-name="gr4" draw:text-style-name="P1" draw:layer="layout" svg:x1="0.323cm" svg:y1="5.836cm" svg:x2="2.001cm" svg:y2="5.8cm" draw:start-shape="id14" draw:start-glue-point="1" draw:end-shape="id15" draw:end-glue-point="3" svg:d="m323 5836h839v-36h839">
          <text:p/>
        </draw:connector>
        <draw:connector draw:style-name="gr4" draw:text-style-name="P1" draw:layer="layout" svg:x1="0.323cm" svg:y1="5.836cm" svg:x2="2.001cm" svg:y2="9.2cm" draw:start-shape="id14" draw:start-glue-point="1" draw:end-shape="id16" draw:end-glue-point="3" svg:d="m323 5836h839v3364h839">
          <text:p/>
        </draw:connector>
        <draw:frame draw:style-name="gr8" draw:text-style-name="P4" xml:id="id17" draw:id="id17" draw:layer="layout" svg:width="1.425cm" svg:height="1.236cm" svg:x="-1.499cm" svg:y="7.138cm">
          <draw:text-box>
            <text:p><text:span text:style-name="T3">Gate</text:span></text:p>
            <text:p><text:span text:style-name="T3">input</text:span></text:p>
          </draw:text-box>
        </draw:frame>
        <draw:connector draw:style-name="gr4" draw:text-style-name="P1" draw:layer="layout" svg:x1="-0.074cm" svg:y1="7.756cm" svg:x2="2.001cm" svg:y2="6.6cm" draw:start-shape="id17" draw:start-glue-point="1" draw:end-shape="id18" draw:end-glue-point="3" svg:d="m-74 7756h1037v-1156h1038">
          <text:p/>
        </draw:connector>
        <draw:connector draw:style-name="gr4" draw:text-style-name="P1" draw:layer="layout" svg:x1="-0.074cm" svg:y1="7.756cm" svg:x2="2.001cm" svg:y2="10cm" draw:start-shape="id17" draw:start-glue-point="1" draw:end-shape="id19" svg:d="m-74 7756h1037v2244h1038">
          <text:p/>
        </draw:connector>
        <draw:frame draw:style-name="gr8" draw:text-style-name="P4" xml:id="id20" draw:id="id20" draw:layer="layout" svg:width="1.425cm" svg:height="1.236cm" svg:x="-1.499cm" svg:y="3.438cm">
          <draw:text-box>
            <text:p><text:span text:style-name="T3">Note</text:span></text:p>
            <text:p><text:span text:style-name="T3">input</text:span></text:p>
          </draw:text-box>
        </draw:frame>
        <draw:connector draw:style-name="gr4" draw:text-style-name="P1" draw:layer="layout" svg:x1="-0.074cm" svg:y1="4.056cm" svg:x2="2cm" svg:y2="4.299cm" draw:start-shape="id20" draw:start-glue-point="1" draw:end-shape="id21" draw:end-glue-point="3" svg:d="m-74 4056h1037v243h1037">
          <text:p/>
        </draw:connector>
        <draw:rect draw:style-name="gr9" draw:text-style-name="P1" draw:layer="layout" svg:width="4.3cm" svg:height="1.1cm" svg:x="0.3cm" svg:y="-0.8cm">
          <text:p text:style-name="P1">FilterSynth</text:p>
        </draw:rect>
        <draw:frame draw:style-name="gr10" draw:text-style-name="P4" xml:id="id22" draw:id="id22" draw:layer="layout" svg:width="1.78cm" svg:height="0.736cm" svg:x="22.6cm" svg:y="3.164cm">
          <draw:text-box>
            <text:p><text:span text:style-name="T3">Output</text:span></text:p>
          </draw:text-box>
        </draw:frame>
        <draw:connector draw:style-name="gr4" draw:text-style-name="P1" draw:layer="layout" svg:x1="21.301cm" svg:y1="3.5cm" svg:x2="22.6cm" svg:y2="3.532cm" draw:start-shape="id4" draw:start-glue-point="1" draw:end-shape="id22" draw:end-glue-point="3" svg:d="m21301 3500h650v32h6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7T12:46:15.21</meta:creation-date>
    <dc:date>2013-06-27T15:21:11.93</dc:date>
    <meta:editing-duration>PT1H33M10S</meta:editing-duration>
    <meta:editing-cycles>4</meta:editing-cycles>
    <meta:generator>OpenOffice.org/3.4.1$Win32 OpenOffice.org_project/341m1$Build-9593</meta:generator>
    <meta:document-statistic meta:object-count="51"/>
  </office:meta>
</office:document-meta>
</file>